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P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, This is new test file</text:p>
      <text:p text:style-name="P1">Hi, how are you. Hope you are in good.</text:p>
      <text:p text:style-name="P1">This is new line a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date>2020-06-19T15:17:08</dc:date>
    <meta:editing-duration>PT51S</meta:editing-duration>
    <meta:editing-cycles>3</meta:editing-cycles>
    <meta:document-statistic meta:table-count="0" meta:image-count="0" meta:object-count="0" meta:page-count="1" meta:paragraph-count="3" meta:word-count="21" meta:character-count="87"/>
  </office:meta>
</office:document-meta>
</file>